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DC000001DDD37EDEE6.png" manifest:media-type="image/png"/>
  <manifest:file-entry manifest:full-path="Pictures/1000020100000118000000AD9049CE14.png" manifest:media-type="image/png"/>
  <manifest:file-entry manifest:full-path="Pictures/10000201000001900000014BDD953763.png" manifest:media-type="image/png"/>
  <manifest:file-entry manifest:full-path="Pictures/10000000000004000000040014E31C78.png" manifest:media-type="image/png"/>
  <manifest:file-entry manifest:full-path="Pictures/10000000000001E00000010060BD691F.png" manifest:media-type="image/png"/>
  <manifest:file-entry manifest:full-path="Pictures/1000020100000381000001CDDB53BC1B.png" manifest:media-type="image/png"/>
  <manifest:file-entry manifest:full-path="Pictures/10000000000001BE000001077793A208.gif" manifest:media-type="image/gif"/>
  <manifest:file-entry manifest:full-path="Pictures/1000000000000127000000C9E19A69DF.gif" manifest:media-type="image/gif"/>
  <manifest:file-entry manifest:full-path="Pictures/1000020100000198000002522C6EB365.png" manifest:media-type="image/png"/>
  <manifest:file-entry manifest:full-path="Pictures/1000000000000200000002009552481D.jpg" manifest:media-type="image/jpeg"/>
  <manifest:file-entry manifest:full-path="Pictures/1000000000000320000001C2E01F7556.jpg" manifest:media-type="image/jpeg"/>
  <manifest:file-entry manifest:full-path="Pictures/10000201000002E80000041C59073335.png" manifest:media-type="image/png"/>
  <manifest:file-entry manifest:full-path="Pictures/100002010000015E0000015E68B7E4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6cm" draw:marker-end="Arrow" draw:marker-end-width="1.8cm" draw:fill="none" draw:textarea-vertical-align="middle" fo:padding-top="0.425cm" fo:padding-bottom="0.425cm" fo:padding-left="0.55cm" fo:padding-right="0.5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9.258cm" svg:height="9.258cm" svg:x="9.042cm" svg:y="1.8cm">
          <draw:image xlink:href="Pictures/100002010000015E0000015E68B7E449.png" xlink:type="simple" xlink:show="embed" xlink:actuate="onLoad">
            <text:p/>
          </draw:image>
        </draw:frame>
        <draw:frame draw:style-name="gr2" draw:text-style-name="P2" draw:layer="layout" svg:width="24.42cm" svg:height="2.376cm" svg:x="1.8cm" svg:y="15cm">
          <draw:text-box>
            <text:p><text:span text:style-name="T1">GO Programming Langu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11.21cm" svg:height="15.852cm" svg:x="1.59cm" svg:y="1.748cm">
          <draw:image xlink:href="Pictures/10000201000002E80000041C59073335.png" xlink:type="simple" xlink:show="embed" xlink:actuate="onLoad">
            <text:p/>
          </draw:image>
        </draw:frame>
        <draw:frame draw:style-name="gr1" draw:text-style-name="P1" draw:layer="layout" svg:width="11.563cm" svg:height="11.563cm" svg:x="15.2cm" svg:y="3.037cm">
          <draw:image xlink:href="Pictures/1000000000000200000002009552481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5.218cm" svg:height="7.6cm" svg:x="0.782cm" svg:y="1.8cm">
          <draw:image xlink:href="Pictures/1000020100000198000002522C6EB365.png" xlink:type="simple" xlink:show="embed" xlink:actuate="onLoad">
            <text:p/>
          </draw:image>
        </draw:frame>
        <draw:frame draw:style-name="gr1" draw:text-style-name="P1" draw:layer="layout" svg:width="12.999cm" svg:height="8.856cm" svg:x="14.201cm" svg:y="10.8cm">
          <draw:image xlink:href="Pictures/1000000000000127000000C9E19A69DF.gif" xlink:type="simple" xlink:show="embed" xlink:actuate="onLoad">
            <text:p/>
          </draw:image>
        </draw:frame>
        <draw:line draw:style-name="gr4" draw:text-style-name="P1" draw:layer="layout" svg:x1="7cm" svg:y1="8.6cm" svg:x2="13.2cm" svg:y2="11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1.475cm" svg:height="12.664cm" svg:x="3.525cm" svg:y="3.8cm">
          <draw:image xlink:href="Pictures/10000000000001BE000001077793A20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3.732cm" svg:height="12.196cm" svg:x="0.068cm" svg:y="1.2cm">
          <draw:image xlink:href="Pictures/1000020100000381000001CDDB53BC1B.png" xlink:type="simple" xlink:show="embed" xlink:actuate="onLoad">
            <text:p/>
          </draw:image>
        </draw:frame>
        <draw:frame draw:style-name="gr1" draw:text-style-name="P1" draw:layer="layout" svg:width="13.619cm" svg:height="7.262cm" svg:x="14.3cm" svg:y="13.138cm">
          <draw:image xlink:href="Pictures/10000000000001E00000010060BD69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13cm" svg:height="10.758cm" svg:x="1.1cm" svg:y="1cm">
          <draw:image xlink:href="Pictures/10000201000001900000014BDD953763.png" xlink:type="simple" xlink:show="embed" xlink:actuate="onLoad">
            <text:p/>
          </draw:image>
        </draw:frame>
        <draw:frame draw:style-name="gr1" draw:text-style-name="P1" draw:layer="layout" svg:width="11.4cm" svg:height="11.4cm" draw:transform="rotate (-0.174183859349034) translate (15.774cm -0.302cm)">
          <draw:image xlink:href="Pictures/10000000000004000000040014E31C78.png" xlink:type="simple" xlink:show="embed" xlink:actuate="onLoad">
            <text:p/>
          </draw:image>
        </draw:frame>
        <draw:frame draw:style-name="gr1" draw:text-style-name="P1" draw:layer="layout" svg:width="11cm" svg:height="6.187cm" svg:x="16.2cm" svg:y="14.813cm">
          <draw:image xlink:href="Pictures/1000000000000320000001C2E01F7556.jpg" xlink:type="simple" xlink:show="embed" xlink:actuate="onLoad">
            <text:p/>
          </draw:image>
        </draw:frame>
        <draw:frame draw:style-name="gr1" draw:text-style-name="P1" draw:layer="layout" svg:width="7.407cm" svg:height="4.576cm" svg:x="19.993cm" svg:y="10cm">
          <draw:image xlink:href="Pictures/1000020100000118000000AD9049CE14.png" xlink:type="simple" xlink:show="embed" xlink:actuate="onLoad">
            <text:p/>
          </draw:image>
        </draw:frame>
        <draw:frame draw:style-name="gr1" draw:text-style-name="P1" draw:layer="layout" svg:width="17.6cm" svg:height="4.779cm" draw:transform="rotate (0.107163216072452) translate (0.195cm 13.555cm)">
          <draw:image xlink:href="Pictures/10000201000006DC000001DDD37EDE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5:29:10.090605213</meta:creation-date>
    <dc:date>2017-02-26T16:29:23.420595566</dc:date>
    <meta:editing-duration>PT14M41S</meta:editing-duration>
    <meta:editing-cycles>2</meta:editing-cycles>
    <meta:generator>LibreOffice/4.3.3.2$Linux_X86_64 LibreOffice_project/430m0$Build-2</meta:generator>
    <meta:document-statistic meta:object-count="48"/>
  </office:meta>
</office:document-meta>
</file>